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33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6.906cm"/>
    </style:style>
    <style:style style:name="co6" style:family="table-column">
      <style:table-column-properties fo:break-before="auto" style:column-width="5.048cm"/>
    </style:style>
    <style:style style:name="co7" style:family="table-column">
      <style:table-column-properties fo:break-before="auto" style:column-width="5.99cm"/>
    </style:style>
    <style:style style:name="co8" style:family="table-column">
      <style:table-column-properties fo:break-before="auto" style:column-width="2.946cm"/>
    </style:style>
    <style:style style:name="co9" style:family="table-column">
      <style:table-column-properties fo:break-before="auto" style:column-width="3.239cm"/>
    </style:style>
    <style:style style:name="co10" style:family="table-column">
      <style:table-column-properties fo:break-before="auto" style:column-width="0.667cm"/>
    </style:style>
    <style:style style:name="co11" style:family="table-column">
      <style:table-column-properties fo:break-before="auto" style:column-width="3.397cm"/>
    </style:style>
    <style:style style:name="co12" style:family="table-column">
      <style:table-column-properties fo:break-before="auto" style:column-width="3.366cm"/>
    </style:style>
    <style:style style:name="co13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6.2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5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2d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3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636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2"/>
          <table:table-cell table:style-name="ce1" office:value-type="string" calcext:value-type="string">
            <text:p>Source / Target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emory (SEL_ALL)</text:p>
          </table:table-cell>
          <table:table-cell table:style-name="ce2" office:value-type="string" calcext:value-type="string">
            <text:p>Selection: S3 S4 B2 C4</text:p>
          </table:table-cell>
          <table:table-cell table:style-name="ce2"/>
          <table:table-cell table:style-name="ce2" office:value-type="string" calcext:value-type="string">
            <text:p>Virtual data (20)</text:p>
          </table:table-cell>
          <table:table-cell table:number-columns-repeated="3"/>
          <table:table-cell table:style-name="ce11" office:value-type="string" calcext:value-type="string">
            <text:p>File data 1 (16)</text:p>
          </table:table-cell>
          <table:table-cell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>
            <draw:line draw:z-index="7" draw:name="Linie 1" draw:style-name="gr1" draw:text-style-name="P1" svg:x1="0.151cm" svg:y1="0.181cm" svg:x2="5.568cm" svg:y2="1.717cm">
              <text:p/>
            </draw:line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8" office:value-type="string" calcext:value-type="string">
            <text:p><text:span text:style-name="T1">Virtual Selection 1: S3 S5 B3 C2</text:span></text:p>
            <draw:line draw:z-index="8" draw:name="Linie 9" draw:style-name="gr1" draw:text-style-name="P1" svg:x1="7.055cm" svg:y1="0.316cm" svg:x2="0.149cm" svg:y2="1.766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File Selection 1: S2 S5 B2 C3</text:p>
            <draw:line draw:z-index="18" draw:name="Linie 19" draw:style-name="gr1" draw:text-style-name="P1" svg:x1="0cm" svg:y1="0.243cm" svg:x2="6.139cm" svg:y2="1.303cm">
              <text:p/>
            </draw:line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>
            <draw:line draw:z-index="0" draw:name="Linie 2" draw:style-name="gr1" draw:text-style-name="P1" svg:x1="0.055cm" svg:y1="0.167cm" svg:x2="5.472cm" svg:y2="1.703cm">
              <text:p/>
            </draw:line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9" draw:name="Linie 10" draw:style-name="gr1" draw:text-style-name="P1" svg:x1="7.055cm" svg:y1="0.215cm" svg:x2="0.149cm" svg:y2="1.665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9" draw:name="Linie 20" draw:style-name="gr1" draw:text-style-name="P1" svg:x1="0.049cm" svg:y1="0.167cm" svg:x2="6.188cm" svg:y2="1.227cm">
              <text:p/>
            </draw:line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>
            <draw:line draw:z-index="1" draw:name="Linie 3" draw:style-name="gr1" draw:text-style-name="P1" svg:x1="0.082cm" svg:y1="0.231cm" svg:x2="5.572cm" svg:y2="2.628cm">
              <text:p/>
            </draw:line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>
            <draw:line draw:z-index="10" draw:name="Linie 11" draw:style-name="gr1" draw:text-style-name="P1" svg:x1="7.031cm" svg:y1="0.287cm" svg:x2="0.125cm" svg:y2="1.737cm">
              <text:p/>
            </draw:line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20" draw:name="Linie 21" draw:style-name="gr1" draw:text-style-name="P1" svg:x1="0.074cm" svg:y1="0.265cm" svg:x2="6.039cm" svg:y2="2.725cm">
              <text:p/>
            </draw:line>
          </table:table-cell>
          <table:table-cell table:style-name="ce6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>
            <draw:line draw:z-index="2" draw:name="Linie 4" draw:style-name="gr1" draw:text-style-name="P1" svg:x1="0.109cm" svg:y1="0.249cm" svg:x2="5.472cm" svg:y2="2.653cm">
              <text:p/>
            </draw:line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>
            <draw:line draw:z-index="11" draw:name="Linie 12" draw:style-name="gr1" draw:text-style-name="P1" svg:x1="7.005cm" svg:y1="0.189cm" svg:x2="0.149cm" svg:y2="2.653cm">
              <text:p/>
            </draw:line>
          </table:table-cell>
          <table:table-cell table:style-name="ce6" office:value-type="float" office:value="8" calcext:value-type="float">
            <text:p>8</text:p>
          </table:table-cell>
          <table:table-cell>
            <draw:line draw:z-index="21" draw:name="Linie 22" draw:style-name="gr1" draw:text-style-name="P1" svg:x1="0.124cm" svg:y1="0.241cm" svg:x2="6.089cm" svg:y2="2.701cm">
              <text:p/>
            </draw:line>
          </table:table-cell>
          <table:table-cell table:style-name="ce6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>
            <draw:line draw:z-index="3" draw:name="Linie 5" draw:style-name="gr1" draw:text-style-name="P1" svg:x1="0.082cm" svg:y1="0.167cm" svg:x2="5.447cm" svg:y2="3.675cm">
              <text:p/>
            </draw:line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>
            <draw:line draw:z-index="12" draw:name="Linie 13" draw:style-name="gr1" draw:text-style-name="P1" svg:x1="6.782cm" svg:y1="0.198cm" svg:x2="0.124cm" svg:y2="2.58cm">
              <text:p/>
            </draw:line>
          </table:table-cell>
          <table:table-cell table:style-name="ce6" office:value-type="float" office:value="12" calcext:value-type="float">
            <text:p>12</text:p>
          </table:table-cell>
          <table:table-cell>
            <draw:line draw:z-index="22" draw:name="Linie 23" draw:style-name="gr1" draw:text-style-name="P1" svg:x1="0.098cm" svg:y1="0.359cm" svg:x2="6.015cm" svg:y2="4.041cm">
              <text:p/>
            </draw:line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>
            <draw:line draw:z-index="4" draw:name="Linie 6" draw:style-name="gr1" draw:text-style-name="P1" svg:x1="0.056cm" svg:y1="0.191cm" svg:x2="5.422cm" svg:y2="3.602cm">
              <text:p/>
            </draw:line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>
            <draw:line draw:z-index="13" draw:name="Linie 14" draw:style-name="gr1" draw:text-style-name="P1" svg:x1="6.757cm" svg:y1="0.211cm" svg:x2="0.099cm" svg:y2="2.593cm">
              <text:p/>
            </draw:line>
          </table:table-cell>
          <table:table-cell table:style-name="ce6" office:value-type="float" office:value="13" calcext:value-type="float">
            <text:p>13</text:p>
          </table:table-cell>
          <table:table-cell>
            <draw:line draw:z-index="23" draw:name="Linie 24" draw:style-name="gr1" draw:text-style-name="P1" svg:x1="0.044cm" svg:y1="0.332cm" svg:x2="5.961cm" svg:y2="4.014cm">
              <text:p/>
            </draw:line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5" draw:name="Linie 7" draw:style-name="gr1" draw:text-style-name="P1" svg:x1="0.11cm" svg:y1="0.241cm" svg:x2="5.422cm" svg:y2="4.551cm">
              <text:p/>
            </draw:line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>
            <draw:line draw:z-index="14" draw:name="Linie 15" draw:style-name="gr1" draw:text-style-name="P1" svg:x1="6.849cm" svg:y1="6.111cm" svg:x2="0.1cm" svg:y2="0.288cm">
              <text:p/>
            </draw:line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>
            <draw:line draw:z-index="6" draw:name="Linie 8" draw:style-name="gr1" draw:text-style-name="P1" svg:x1="0.137cm" svg:y1="0.213cm" svg:x2="5.472cm" svg:y2="4.673cm">
              <text:p/>
            </draw:line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>
            <draw:line draw:z-index="15" draw:name="Linie 16" draw:style-name="gr1" draw:text-style-name="P1" svg:x1="6.931cm" svg:y1="6.062cm" svg:x2="0.125cm" svg:y2="0.227cm">
              <text:p/>
            </draw:line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>
            <draw:line draw:z-index="16" draw:name="Linie 17" draw:style-name="gr1" draw:text-style-name="P1" svg:x1="6.799cm" svg:y1="4.625cm" svg:x2="0.126cm" svg:y2="0.226cm">
              <text:p/>
            </draw:line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>
            <draw:line draw:z-index="17" draw:name="Linie 18" draw:style-name="gr1" draw:text-style-name="P1" svg:x1="6.849cm" svg:y1="4.6cm" svg:x2="0.126cm" svg:y2="0.251cm">
              <text:p/>
            </draw:line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3"/>
          <table:table-cell table:style-name="ce12" office:value-type="string" calcext:value-type="string">
            <text:p>File data 2 (16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3" calcext:value-type="float">
            <text:p>13</text:p>
            <draw:line draw:z-index="24" draw:name="Linie 25" draw:style-name="gr1" draw:text-style-name="P1" svg:x1="5.043cm" svg:y1="0.234cm" svg:x2="11.038cm" svg:y2="1.838cm">
              <text:p/>
            </draw:line>
          </table:table-cell>
          <table:table-cell table:style-name="ce9" office:value-type="string" calcext:value-type="string">
            <text:p>File Selection 2: S3 S4 B1 C4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10" office:value-type="float" office:value="17" calcext:value-type="float">
            <text:p>17</text:p>
            <draw:line draw:z-index="25" draw:name="Linie 26" draw:style-name="gr1" draw:text-style-name="P1" svg:x1="5.019cm" svg:y1="0.137cm" svg:x2="11.063cm" svg:y2="3.251cm">
              <text:p/>
            </draw:line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" office:value-type="float" office:value="21" calcext:value-type="float">
            <text:p>21</text:p>
            <draw:line draw:z-index="26" draw:name="Linie 27" draw:style-name="gr1" draw:text-style-name="P1" svg:x1="5.017cm" svg:y1="0.248cm" svg:x2="10.948cm" svg:y2="4.686cm">
              <text:p/>
            </draw:line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9" office:value-type="string" calcext:value-type="string">
            <text:p><text:span text:style-name="T1">Virtual Selection 2: S6 S5 B2 C2</text:span></text:p>
          </table:table-cell>
          <table:table-cell table:style-name="ce10" office:value-type="float" office:value="25" calcext:value-type="float">
            <text:p>25</text:p>
          </table:table-cell>
          <table:table-cell>
            <draw:line draw:z-index="27" draw:name="Linie 28" draw:style-name="gr1" draw:text-style-name="P1" svg:x1="0.045cm" svg:y1="0.309cm" svg:x2="6.015cm" svg:y2="6.085cm">
              <text:p/>
            </draw:line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 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. </number:text>
      <number:month number:textual="true"/>
      <number:text> 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day number:style="long"/>
      <number:text>. 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c</meta:initial-creator>
    <meta:creation-date>2021-09-15T15:38:32</meta:creation-date>
    <dc:date>2023-01-30T16:54:33.605406329</dc:date>
    <meta:editing-duration>PT1H13M36S</meta:editing-duration>
    <meta:generator>LibreOffice/7.4.4.2$Linux_X86_64 LibreOffice_project/40$Build-2</meta:generator>
    <meta:editing-cycles>7</meta:editing-cycles>
    <meta:document-statistic meta:table-count="1" meta:cell-count="101" meta:object-count="28"/>
    <meta:user-defined meta:name="AppVersion">16.0300</meta:user-defined>
  </office:meta>
</office:document-meta>
</file>